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はぁ・・・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ちゃう・・・どうしよう・・・もれちゃう・・・もう、
　だめ・・・もれちゃう・・・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っ、もじもじ・・・っ、くねくねふりふり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できない・・・もう我慢できない・・・あぁ・・・
　おしっこ・・・出ちゃう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間に合わな・・・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何か・・・何か方法は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サゴソ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あ、これ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ンプル採取用のビニール袋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コップ1杯分くらいなら・・・は、入る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や、でも・・・こんなところで、だ、出すなんて
　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・・・でも、がまん・・・できな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助を待つ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でも出した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、何考えてるの私！　近くに男性が
　いるのに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15分待てば重機での撤去作業が始まる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すれば・・・ここから出られ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で・・・お、おしっこができる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がまん・・・しなく・・・ち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下腹部が・・・破裂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ほんの少しでもいいから・・・おしっこが
　した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の人があっちを向いている間に・・・物陰へ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なら見られないはず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・・・っ！　も、もう我慢できない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パンツを少し下ろし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袋を・・・股間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ん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ふぅ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ぁぁああ・・・////　気持ちいい・・・♪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っ！　も、もういっぱいに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め・・・ない・・・と・・・っ、ふ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（な、何とか止ま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・・・ぜんぜんスッキリし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っと出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れでほんの少しお腹が楽になった
　気がする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、袋の口をクリップで留めて、この
　辺に隠しておこう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・・・っ、もっと・・・もっと、おしっこ・・・
　し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んなんじゃ足りないわ・・・っ！　早く・・・
　扉を開けて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かせ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